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9, 2021 (03:33:4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9T19:34:01Z</meta:creation-date>
    <dc:date>2021-06-29T19:34:01Z</dc:date>
    <meta:user-defined meta:name="date" meta:value-type="string">June  29, 2021 (03:33:4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